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size="12pt" officeooo:paragraph-rsid="0009db53" style:font-size-asian="12pt" style:font-name-complex="Comic Sans MS" style:font-size-complex="12pt"/>
    </style:style>
    <style:style style:name="P2" style:family="paragraph" style:parent-style-name="Standard">
      <style:text-properties style:font-name="Comic Sans MS" fo:font-size="12pt" officeooo:rsid="000be581" officeooo:paragraph-rsid="000be581" style:font-size-asian="12pt" style:font-name-complex="Comic Sans MS" style:font-size-complex="12pt"/>
    </style:style>
    <style:style style:name="P3" style:family="paragraph" style:parent-style-name="Standard">
      <style:text-properties style:font-name="Comic Sans MS" fo:font-size="12pt" style:text-underline-style="solid" style:text-underline-width="auto" style:text-underline-color="font-color" fo:font-weight="bold" officeooo:paragraph-rsid="0009db53" style:font-size-asian="12pt" style:font-weight-asian="bold" style:font-name-complex="Comic Sans MS" style:font-size-complex="12pt" style:font-weight-complex="bold"/>
    </style:style>
    <style:style style:name="P4" style:family="paragraph" style:parent-style-name="Standard">
      <style:text-properties style:font-name="Comic Sans MS" fo:font-size="12pt" style:text-underline-style="solid" style:text-underline-width="auto" style:text-underline-color="font-color" fo:font-weight="bold" officeooo:rsid="000be581" officeooo:paragraph-rsid="000be581" style:font-size-asian="12pt" style:font-weight-asian="bold" style:font-name-complex="Comic Sans MS" style:font-size-complex="12pt" style:font-weight-complex="bold"/>
    </style:style>
    <style:style style:name="P5" style:family="paragraph" style:parent-style-name="Standard">
      <style:text-properties officeooo:paragraph-rsid="0009db53"/>
    </style:style>
    <style:style style:name="P6" style:family="paragraph" style:parent-style-name="Standard">
      <style:paragraph-properties fo:break-before="page"/>
      <style:text-properties style:font-name="Comic Sans MS" fo:font-size="12pt" style:text-underline-style="solid" style:text-underline-width="auto" style:text-underline-color="font-color" fo:font-weight="bold" officeooo:rsid="0009db53" officeooo:paragraph-rsid="0009db53" style:font-size-asian="12pt" style:font-weight-asian="bold" style:font-name-complex="Comic Sans MS" style:font-size-complex="12pt" style:font-weight-complex="bold"/>
    </style:style>
    <style:style style:name="P7" style:family="paragraph" style:parent-style-name="Standard">
      <style:text-properties style:font-name="Comic Sans MS" fo:font-size="12pt" style:text-underline-style="solid" style:text-underline-width="auto" style:text-underline-color="font-color" fo:font-weight="bold" officeooo:rsid="000be581" officeooo:paragraph-rsid="000be581" style:font-size-asian="12pt" style:font-weight-asian="bold" style:font-name-complex="Comic Sans MS" style:font-size-complex="12pt" style:font-weight-complex="bold"/>
    </style:style>
    <style:style style:name="T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2" style:family="text">
      <style:text-properties style:font-name="Comic Sans MS" fo:font-size="12pt" style:font-size-asian="12pt" style:font-name-complex="Comic Sans MS" style:font-size-complex="12pt"/>
    </style:style>
    <style:style style:name="T3" style:family="text">
      <style:text-properties officeooo:rsid="0009db53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be5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4"><text:tab/><text:tab/><text:tab/><text:tab/><text:tab/><text:tab/></text:span>Feuille 1</text:p>
      <text:p text:style-name="P3"/>
      <text:p text:style-name="P3">Exercice 1</text:p>
      <text:p text:style-name="P1"><text:span text:style-name="T5">1.</text:span> <text:span text:style-name="T6">Écrire</text:span> en toutes lettres les nombres suivants:</text:p>
      <text:p text:style-name="P5"><text:span text:style-name="T1"><text:s text:c="2"/></text:span><text:span text:style-name="T2">7 218 <text:s text:c="3"/>10 120 448 <text:s text:c="5"/>80 388 <text:s text:c="2"/>10 101</text:span></text:p>
      <text:p text:style-name="P1"/>
      <text:p text:style-name="P1"/>
      <text:p text:style-name="P1"><text:span text:style-name="T5">2</text:span>. <text:span text:style-name="T6">Écrire</text:span> en chiffres:</text:p>
      <text:p text:style-name="P1">Trois mille treize: <text:s text:c="32"/>huit cent trois mille :</text:p>
      <text:p text:style-name="P5"><text:span text:style-name="T1"><text:s/></text:span><text:span text:style-name="T2">un million: <text:tab/><text:tab/><text:tab/> <text:s text:c="20"/>vingt mille cinq cent deux :</text:span></text:p>
      <text:p text:style-name="P1"/>
      <text:p text:style-name="P1"/>
      <text:p text:style-name="P3">Exercice 2</text:p>
      <text:p text:style-name="P1">Donner le chiffre des dizaines des nombres suivants :</text:p>
      <text:p text:style-name="P1">8693 <text:s text:c="11"/>111 <text:s text:c="9"/>4404 <text:s text:c="8"/>21</text:p>
      <text:p text:style-name="P1"/>
      <text:p text:style-name="P1">Donner le chiffre des <text:span text:style-name="T3">centaines</text:span> des nombres suivants :</text:p>
      <text:p text:style-name="P1"><text:span text:style-name="T3">9</text:span>693 <text:s text:c="11"/>512 <text:s text:c="9"/>4<text:span text:style-name="T3">6</text:span>0<text:span text:style-name="T3">9</text:span> <text:s text:c="8"/>21<text:span text:style-name="T3">873</text:span></text:p>
      <text:p text:style-name="P1"/>
      <text:p text:style-name="P1"/>
      <text:p text:style-name="P3">Exercice 3</text:p>
      <text:p text:style-name="P1">Pour chacun des nombres suivants , indiquer le chiffre des centaines</text:p>
      <text:p text:style-name="P1"/>
      <text:p text:style-name="P1">2 445 <text:s text:c="2"/>; <text:s/>6 768 <text:s text:c="2"/>; <text:s text:c="2"/>568 <text:s/>; <text:s/>19 818 <text:s/>; <text:s text:c="3"/>36 819</text:p>
      <text:p text:style-name="P1"/>
      <text:p text:style-name="P4">Exercice 4</text:p>
      <text:p text:style-name="P2">a.Dans son porte-monnaie, Ambre a 24$. Elle achète une clé USB à 13$. Combien lui reste-il ?</text:p>
      <text:p text:style-name="P2"/>
      <text:p text:style-name="P2">b. Thomas a acheté une clé USB à 21,50$, il lui reste 4,5$ dans son porte-monnaie, Combien avait-il avant son achat ?</text:p>
      <text:p text:style-name="P2"/>
      <text:p text:style-name="P4">Exercice 5</text:p>
      <text:p text:style-name="P2">Clara va à la boulangerie. Elle achète une baguette à 0,90$, trois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00:09:04.221739000</meta:creation-date>
    <dc:date>2017-09-30T19:58:45.482477000</dc:date>
    <meta:editing-duration>PT57M</meta:editing-duration>
    <meta:editing-cycles>3</meta:editing-cycles>
    <meta:generator>LibreOffice/5.1.5.2$MacOSX_X86_64 LibreOffice_project/7a864d8825610a8c07cfc3bc01dd4fce6a9447e5</meta:generator>
    <meta:document-statistic meta:table-count="0" meta:image-count="0" meta:object-count="0" meta:page-count="1" meta:paragraph-count="20" meta:word-count="150" meta:character-count="910" meta:non-whitespace-character-count="635"/>
  </office:meta>
</office:document-meta>
</file>